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a0d1"/>
    </style:style>
    <style:style style:name="P2" style:family="paragraph" style:parent-style-name="Standard">
      <style:text-properties officeooo:rsid="0006a0d1" officeooo:paragraph-rsid="0006a0d1"/>
    </style:style>
    <style:style style:name="P3" style:family="paragraph" style:parent-style-name="Standard">
      <style:text-properties officeooo:rsid="0006a0d1" officeooo:paragraph-rsid="0007a9d4"/>
    </style:style>
    <style:style style:name="P4" style:family="paragraph" style:parent-style-name="Standard">
      <style:text-properties officeooo:rsid="0006a0d1" officeooo:paragraph-rsid="0008d0af"/>
    </style:style>
    <style:style style:name="P5" style:family="paragraph" style:parent-style-name="Standard">
      <style:text-properties officeooo:rsid="0007a9d4" officeooo:paragraph-rsid="0007a9d4"/>
    </style:style>
    <style:style style:name="P6" style:family="paragraph" style:parent-style-name="Standard">
      <style:text-properties officeooo:rsid="0008d0af" officeooo:paragraph-rsid="0008d0af"/>
    </style:style>
    <style:style style:name="P7" style:family="paragraph" style:parent-style-name="Standard">
      <style:text-properties officeooo:rsid="0008d0af" officeooo:paragraph-rsid="000e4a10"/>
    </style:style>
    <style:style style:name="P8" style:family="paragraph" style:parent-style-name="Standard">
      <style:text-properties officeooo:rsid="000a80e4" officeooo:paragraph-rsid="000a80e4"/>
    </style:style>
    <style:style style:name="P9" style:family="paragraph" style:parent-style-name="Standard">
      <style:text-properties officeooo:rsid="000e4a10" officeooo:paragraph-rsid="000e4a10"/>
    </style:style>
    <style:style style:name="P10" style:family="paragraph" style:parent-style-name="Standard">
      <style:text-properties officeooo:paragraph-rsid="000e4a10"/>
    </style:style>
    <style:style style:name="P11" style:family="paragraph" style:parent-style-name="Standard">
      <style:text-properties officeooo:paragraph-rsid="000eaf84"/>
    </style:style>
    <style:style style:name="P12" style:family="paragraph" style:parent-style-name="Standard">
      <style:text-properties officeooo:rsid="0008d0af" officeooo:paragraph-rsid="0008d0af"/>
    </style:style>
    <style:style style:name="P13" style:family="paragraph" style:parent-style-name="Standard">
      <style:text-properties officeooo:rsid="000a80e4" officeooo:paragraph-rsid="000eaf84"/>
    </style:style>
    <style:style style:name="P14" style:family="paragraph" style:parent-style-name="Standard">
      <style:text-properties officeooo:rsid="0012353b" officeooo:paragraph-rsid="0012353b"/>
    </style:style>
    <style:style style:name="T1" style:family="text">
      <style:text-properties officeooo:rsid="0006a0d1"/>
    </style:style>
    <style:style style:name="T2" style:family="text">
      <style:text-properties officeooo:rsid="00076cdf"/>
    </style:style>
    <style:style style:name="T3" style:family="text">
      <style:text-properties officeooo:rsid="0007a9d4"/>
    </style:style>
    <style:style style:name="T4" style:family="text">
      <style:text-properties officeooo:rsid="0008d0af"/>
    </style:style>
    <style:style style:name="T5" style:family="text">
      <style:text-properties officeooo:rsid="000a80e4"/>
    </style:style>
    <style:style style:name="T6" style:family="text">
      <style:text-properties officeooo:rsid="000c16ef"/>
    </style:style>
    <style:style style:name="T7" style:family="text">
      <style:text-properties officeooo:rsid="000e0036"/>
    </style:style>
    <style:style style:name="T8" style:family="text">
      <style:text-properties officeooo:rsid="000e4a10"/>
    </style:style>
    <style:style style:name="T9" style:family="text">
      <style:text-properties officeooo:rsid="000eaf84"/>
    </style:style>
    <style:style style:name="T10" style:family="text">
      <style:text-properties officeooo:rsid="001235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6">The python Application is divided in several modules.</text:p>
      <text:p text:style-name="P4"/>
      <text:p text:style-name="P6">1. Audio-record</text:p>
      <text:p text:style-name="P6"><text:span text:style-name="T5">It creates a new consultation and a new associated folder. The microphone is recorded </text:span>in <text:span text:style-name="T5">the </text:span>dedicated folder with audio files of 30s chuncks. <text:span text:style-name="T10">The file is then converted to .mp3.</text:span></text:p>
      <text:p text:style-name="P4"/>
      <text:p text:style-name="P6">2. Transcript</text:p>
      <text:p text:style-name="P8">When a new .<text:span text:style-name="T10">mp3 </text:span>file appear<text:span text:style-name="T6">s </text:span>in the watch folder the transcript is performed. Use whisper on CPU to perform transcript of the audio file, <text:span text:style-name="T8">with timestamps</text:span>. Record the result <text:span text:style-name="T7">of each audio file </text:span>in a<text:span text:style-name="T7">n associated</text:span> text file.</text:p>
      <text:p text:style-name="P8"/>
      <text:p text:style-name="P9">3. Speaker diarization</text:p>
      <text:p text:style-name="P10"><text:span text:style-name="T8">Use </text:span>pyannote.audio <text:span text:style-name="T8">to perform user identification </text:span><text:span text:style-name="T9">on each audio file</text:span><text:span text:style-name="T8">. </text:span><text:span text:style-name="T9">Record the result for each audio file in an associated text file.</text:span></text:p>
      <text:p text:style-name="P6"/>
      <text:p text:style-name="P6">3. Summary.</text:p>
      <text:p text:style-name="P8">When the user stops the recording, he can add a name to the recording.</text:p>
      <text:p text:style-name="P13">In the mean time :</text:p>
      <text:p text:style-name="P11"><text:span text:style-name="T5">the text files </text:span><text:span text:style-name="T8">and the speaker identification files</text:span><text:span text:style-name="T5"> are concatenated </text:span><text:span text:style-name="T9">in a full_text_file.</text:span></text:p>
      <text:p text:style-name="P10"><text:span text:style-name="T8">The full_text_</text:span><text:span text:style-name="T9">file</text:span><text:span text:style-name="T8"> of the consultation is sent to </text:span><text:span text:style-name="T5">mistral API to perform the summary of the transcript.</text:span></text:p>
      <text:p text:style-name="P6"/>
      <text:p text:style-name="P9">4. Shiny_app _page :</text:p>
      <text:p text:style-name="P7"/>
      <text:p text:style-name="P9">Two pages accessible on the side bar :</text:p>
      <text:p text:style-name="P9"/>
      <text:p text:style-name="P9">1. Recording :</text:p>
      <text:p text:style-name="P9">A audio recording button. <text:span text:style-name="T5">The user starts the </text:span><text:span text:style-name="T4">record</text:span><text:span text:style-name="T5">ing with a web button (shiny based) or by pressing F1 key. </text:span></text:p>
      <text:p text:style-name="P9"/>
      <text:p text:style-name="P9">A card with the full ongoing transcription is available.</text:p>
      <text:p text:style-name="P9">A card with the name (editable) and the date</text:p>
      <text:p text:style-name="P9">A card with the summary, which is editable by the user</text:p>
      <text:p text:style-name="P6"/>
      <text:p text:style-name="P9">2. Archive :</text:p>
      <text:p text:style-name="P9">In column :</text:p>
      <text:p text:style-name="P9">A card with a list of consultation with names &amp; date. The user can edit and delete a consultation and it delete the files on the computer.</text:p>
      <text:p text:style-name="P9">A card with the summary (editable)</text:p>
      <text:p text:style-name="P6"/>
      <text:p text:style-name="P4"/>
      <text:p text:style-name="P4"/>
      <text:p text:style-name="P4"/>
      <text:p text:style-name="P5">The audio file is deleted after the transcription is finished.</text:p>
      <text:p text:style-name="P2"/>
      <text:p text:style-name="P5">The user can read the transcribed text.</text:p>
      <text:p text:style-name="P5"/>
      <text:p text:style-name="P3"><text:span text:style-name="T3">T</text:span>he summary <text:span text:style-name="T3">of the transcribed text is performed by an llm and it </text:span>is saved in an <text:span text:style-name="T3">csv file. Each line of the csv file contains a name, a date and a summary. The list of summary <text:s/>can be displayed by the user</text:span>. The user can also delete <text:span text:style-name="T3">a summary </text:span>or edit.</text:p>
      <text:p text:style-name="P2"/>
      <text:p text:style-name="P3"><text:soft-page-break/>T<text:span text:style-name="T3">o</text:span> <text:span text:style-name="T3">transcribe </text:span>the conversation <text:span text:style-name="T3"><text:s/>the llm choosen the summary is </text:span>interchangeable. <text:span text:style-name="T3">The user can change the services by modifying a config file. The actual function to call the transcribe service and the llm are accessed through a dictionnary and the user set the correct keys in the config file.</text:span></text:p>
      <text:p text:style-name="P3"/>
      <text:p text:style-name="P3">The implemented transcript tools shall be : </text:p>
      <text:p text:style-name="P1"><text:span text:style-name="T1">- </text:span><text:span text:style-name="T2">the client side </text:span><text:span text:style-name="T1">Microsoft </text:span>Voice Access on Windows 11 <text:span text:style-name="T3">(offline)</text:span></text:p>
      <text:p text:style-name="P1">- <text:span text:style-name="T2">open AI whisper </text:span></text:p>
      <text:p text:style-name="P2">- <text:span text:style-name="T3">google audio transcript service</text:span></text:p>
      <text:p text:style-name="P2"/>
      <text:p text:style-name="P5">The following llm interface shall be implemented :</text:p>
      <text:p text:style-name="P5">- mistral ai</text:p>
      <text:p text:style-name="P5">- gemini</text:p>
      <text:p text:style-name="P5"/>
      <text:p text:style-name="P5">Technical stack : </text:p>
      <text:p text:style-name="P5">- GUI shiny for python</text:p>
      <text:p text:style-name="P5">- python 3.11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21:18:12.527357994</meta:creation-date>
    <meta:editing-duration>PT43M33S</meta:editing-duration>
    <meta:editing-cycles>6</meta:editing-cycles>
    <meta:generator>LibreOffice/7.3.7.2$Linux_X86_64 LibreOffice_project/30$Build-2</meta:generator>
    <dc:date>2025-05-25T10:35:32.475562444</dc:date>
    <meta:document-statistic meta:table-count="0" meta:image-count="0" meta:object-count="0" meta:page-count="2" meta:paragraph-count="37" meta:word-count="430" meta:character-count="2383" meta:non-whitespace-character-count="1984"/>
  </office:meta>
</office:document-meta>
</file>